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officeooo:rsid="0008779b" officeooo:paragraph-rsid="0008779b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a1274" officeooo:paragraph-rsid="000a127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1274" officeooo:paragraph-rsid="000a127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e62e" officeooo:paragraph-rsid="000ae62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d429b" officeooo:paragraph-rsid="000d429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d429b" officeooo:paragraph-rsid="000d429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ef482" officeooo:paragraph-rsid="000ef4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normal" officeooo:rsid="000ae62e" style:font-style-asian="normal" style:font-style-complex="normal"/>
    </style:style>
    <style:style style:name="T6" style:family="text">
      <style:text-properties officeooo:rsid="000b89f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3 CSS</text:p>
      <text:p text:style-name="P1"/>
      <text:p text:style-name="P2">CSS son las siglas de Cascadin Style Sheets, es empleado para definir el aspecto de las páginas HTML y XHTML.</text:p>
      <text:p text:style-name="P2">CSS no es un lenguaje de programación ni un lenguaje de etiquetas, pero el necesario para complementar HTML.</text:p>
      <text:p text:style-name="P2"/>
      <text:p text:style-name="P3">Donde colocar HTML</text:p>
      <text:list xml:id="list3912398514" text:style-name="L1">
        <text:list-item>
          <text:p text:style-name="P13">En un archivo independiente con extensión CSS</text:p>
          <text:list>
            <text:list-item>
              <text:p text:style-name="P14">Hemos de utilizar la etiqueta &lt;link <text:span text:style-name="T2">rel=”stylesheet” href=”</text:span><text:span text:style-name="T4">nombrehoja</text:span><text:span text:style-name="T5">.css”</text:span>/&gt; <text:span text:style-name="T2">colocando este en la cabecera.</text:span></text:p>
            </text:list-item>
          </text:list>
        </text:list-item>
        <text:list-item>
          <text:p text:style-name="P13">En la cabecera de un documento HTML (dentro del head)</text:p>
        </text:list-item>
        <text:list-item>
          <text:p text:style-name="P14">Dentro de una etiqueta (modifica solo esa etiqueta) <text:span text:style-name="T1">desaconsejado.</text:span></text:p>
        </text:list-item>
      </text:list>
      <text:p text:style-name="P8"/>
      <text:p text:style-name="P4">Funcionamiento básico</text:p>
      <text:list xml:id="list934537670" text:style-name="L2">
        <text:list-item>
          <text:p text:style-name="P15">Los estilos CSS se aplican mediante reglas, estas están propuestas por:</text:p>
          <text:list>
            <text:list-item>
              <text:p text:style-name="P15">Selectores: <text:span text:style-name="T6">Indica elemento/s a los que se le aplica la regla CSS</text:span></text:p>
            </text:list-item>
            <text:list-item>
              <text:p text:style-name="P15">Declaraciones: <text:span text:style-name="T6">Especifica los estilos que se aplican a los elementos, compuestas por una o más declaraciones.</text:span></text:p>
              <text:list>
                <text:list-item>
                  <text:p text:style-name="P15">Propiedades: <text:span text:style-name="T6">Modifica el aspecto de las características de un elemento.</text:span></text:p>
                </text:list-item>
                <text:list-item>
                  <text:p text:style-name="P15">Valores: <text:span text:style-name="T6">Nuevo valor de la característica a modificar.</text:span></text:p>
                </text:list-item>
              </text:list>
            </text:list-item>
          </text:list>
        </text:list-item>
      </text:list>
      <text:p text:style-name="P9"/>
      <text:p text:style-name="P5">Tipos de etiqueta</text:p>
      <text:list xml:id="list3598152673" text:style-name="L3">
        <text:list-item>
          <text:p text:style-name="P16">block: Generan un asalto de línea por arriba y por abajo, ocupan el 100% de ancho</text:p>
        </text:list-item>
        <text:list-item>
          <text:p text:style-name="P16">inline: No generan salto de línea.</text:p>
        </text:list-item>
      </text:list>
      <text:p text:style-name="P9"/>
      <text:p text:style-name="P9"/>
      <text:p text:style-name="P10">Asignar colores</text:p>
      <text:p text:style-name="P11"/>
      <text:p text:style-name="P6">Hexadecimal</text:p>
      <text:list xml:id="list3837568507" text:style-name="L4">
        <text:list-item>
          <text:p text:style-name="P17">Se realiza mediante la expresión #xxyyzz</text:p>
          <text:list>
            <text:list-item>
              <text:p text:style-name="P18">Cada pareja de letras se representa con dos números en hexadecimal.</text:p>
            </text:list-item>
          </text:list>
        </text:list-item>
        <text:list-item>
          <text:p text:style-name="P18">El color negro es #000000 y el blanco # FFFFFF</text:p>
          <text:list>
            <text:list-item>
              <text:p text:style-name="P18">xx es la intensidad de bermellón</text:p>
            </text:list-item>
            <text:list-item>
              <text:p text:style-name="P18">yy es la intensidad de verde</text:p>
            </text:list-item>
            <text:list-item>
              <text:p text:style-name="P18">zz es la intensidad de azul</text:p>
            </text:list-item>
          </text:list>
        </text:list-item>
      </text:list>
      <text:p text:style-name="P7">RGB</text:p>
      <text:list xml:id="list1275251825" text:style-name="L5">
        <text:list-item>
          <text:p text:style-name="P19">Colores primarios basados en la combinación de píxeles de color rojo verde y azul</text:p>
        </text:list-item>
        <text:list-item>
          <text:p text:style-name="P19">Codifican un n´umero del 0 al 255.</text:p>
        </text:list-item>
        <text:list-item>
          <text:p text:style-name="P19">El blanco es (255,255,255) y el negro es (0,0,0)</text:p>
        </text:list-item>
        <text:list-item>
          <text:p text:style-name="P19">Con un cuarto canal (alpha) podemos añadir transparencias.</text:p>
        </text:list-item>
      </text:list>
      <text:p text:style-name="P12"/>
      <text:p text:style-name="P7">Por el nombre</text:p>
      <text:list xml:id="list184262534" text:style-name="L6">
        <text:list-item>
          <text:p text:style-name="P20">white, blue, black, red, green…</text:p>
        </text:list-item>
      </text:list>
      <text:p text:style-name="P12"/>
      <text:p text:style-name="P12"/>
      <text:p text:style-name="P23">Añadir comentarios</text:p>
      <text:list xml:id="list123254845" text:style-name="L7">
        <text:list-item>
          <text:p text:style-name="P22">Para añadir comentarios en el código, CSS emplea /**<text:span text:style-name="T3"> algo escrito */</text:span></text:p>
        </text:list-item>
      </text:list>
      <text:p text:style-name="P24"/>
      <text:p text:style-name="P24"/>
      <text:p text:style-name="P25">Medida y unidades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1-27T17:14:21.802496098</dc:date>
    <meta:editing-duration>PT13M4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302" meta:character-count="1704" meta:non-whitespace-character-count="1460"/>
  </office:meta>
</office:document-meta>
</file>